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bace1"/>
    </style:style>
    <style:style style:name="P2" style:family="paragraph" style:parent-style-name="Text_20_body">
      <style:text-properties officeooo:rsid="001bb31a" officeooo:paragraph-rsid="001bb31a"/>
    </style:style>
    <style:style style:name="P3" style:family="paragraph" style:parent-style-name="Text_20_body">
      <style:text-properties officeooo:rsid="001bace1" officeooo:paragraph-rsid="001bdc0b"/>
    </style:style>
    <style:style style:name="P4" style:family="paragraph" style:parent-style-name="Text_20_body">
      <style:text-properties officeooo:rsid="001bdc0b" officeooo:paragraph-rsid="001bdc0b"/>
    </style:style>
    <style:style style:name="P5" style:family="paragraph" style:parent-style-name="Text_20_body">
      <style:text-properties officeooo:paragraph-rsid="00221c06"/>
    </style:style>
    <style:style style:name="P6" style:family="paragraph" style:parent-style-name="Text_20_body">
      <style:text-properties officeooo:rsid="00221c06" officeooo:paragraph-rsid="00221c06"/>
    </style:style>
    <style:style style:name="P7" style:family="paragraph" style:parent-style-name="Text_20_body">
      <loext:graphic-properties draw:fill="none"/>
      <style:paragraph-properties fo:margin-top="0cm" fo:margin-bottom="0.247cm" style:contextual-spacing="false" fo:line-height="115%" fo:background-color="transparent"/>
      <style:text-properties officeooo:paragraph-rsid="001bace1"/>
    </style:style>
    <style:style style:name="P8" style:family="paragraph" style:parent-style-name="Text_20_body">
      <loext:graphic-properties draw:fill="none"/>
      <style:paragraph-properties fo:margin-top="0cm" fo:margin-bottom="0.247cm" style:contextual-spacing="false" fo:line-height="115%" fo:background-color="transparent"/>
      <style:text-properties officeooo:rsid="001bace1" officeooo:paragraph-rsid="001bace1"/>
    </style:style>
    <style:style style:name="P9" style:family="paragraph" style:parent-style-name="Text_20_body">
      <loext:graphic-properties draw:fill="none"/>
      <style:paragraph-properties fo:margin-top="0cm" fo:margin-bottom="0.247cm" style:contextual-spacing="false" fo:line-height="115%" fo:background-color="transparent"/>
      <style:text-properties officeooo:rsid="00204e0e" officeooo:paragraph-rsid="00204e0e"/>
    </style:style>
    <style:style style:name="P10" style:family="paragraph" style:parent-style-name="Heading_20_2">
      <style:text-properties officeooo:rsid="001bace1" officeooo:paragraph-rsid="001bace1"/>
    </style:style>
    <style:style style:name="P11" style:family="paragraph" style:parent-style-name="Heading_20_3">
      <style:text-properties officeooo:rsid="001bdc0b" officeooo:paragraph-rsid="001bdc0b"/>
    </style:style>
    <style:style style:name="P12" style:family="paragraph" style:parent-style-name="Heading_20_3">
      <style:text-properties officeooo:rsid="001bace1" officeooo:paragraph-rsid="001bdc0b"/>
    </style:style>
    <style:style style:name="P13" style:family="paragraph" style:parent-style-name="Heading_20_3">
      <style:text-properties officeooo:rsid="00221c06" officeooo:paragraph-rsid="00221c06"/>
    </style:style>
    <style:style style:name="P14" style:family="paragraph" style:parent-style-name="Heading_20_3">
      <style:text-properties officeooo:paragraph-rsid="00221c06"/>
    </style:style>
    <style:style style:name="P15" style:family="paragraph" style:parent-style-name="Heading_20_3">
      <style:text-properties officeooo:rsid="001bb31a"/>
    </style:style>
    <style:style style:name="P16" style:family="paragraph" style:parent-style-name="Text_20_body" style:list-style-name="L1">
      <style:text-properties officeooo:rsid="001bdc0b" officeooo:paragraph-rsid="001bdc0b"/>
    </style:style>
    <style:style style:name="P17" style:family="paragraph" style:parent-style-name="Text_20_body" style:list-style-name="L1">
      <style:text-properties officeooo:rsid="001bace1" officeooo:paragraph-rsid="001bdc0b"/>
    </style:style>
    <style:style style:name="P18" style:family="paragraph" style:parent-style-name="Text_20_body" style:list-style-name="L2">
      <style:text-properties officeooo:paragraph-rsid="00221c06"/>
    </style:style>
    <style:style style:name="P19" style:family="paragraph" style:parent-style-name="Text_20_body" style:list-style-name="L5">
      <style:text-properties officeooo:rsid="001bb31a" officeooo:paragraph-rsid="001bb31a"/>
    </style:style>
    <style:style style:name="P20" style:family="paragraph" style:parent-style-name="Text_20_body" style:list-style-name="L3">
      <loext:graphic-properties draw:fill="none"/>
      <style:paragraph-properties fo:margin-top="0cm" fo:margin-bottom="0.247cm" style:contextual-spacing="false" fo:line-height="115%" fo:background-color="transparent"/>
      <style:text-properties officeooo:paragraph-rsid="001bace1"/>
    </style:style>
    <style:style style:name="P21" style:family="paragraph" style:parent-style-name="Text_20_body" style:list-style-name="L3">
      <loext:graphic-properties draw:fill="none"/>
      <style:paragraph-properties fo:margin-top="0cm" fo:margin-bottom="0.247cm" style:contextual-spacing="false" fo:line-height="115%" fo:background-color="transparent"/>
      <style:text-properties officeooo:rsid="001bace1" officeooo:paragraph-rsid="001bace1"/>
    </style:style>
    <style:style style:name="P22" style:family="paragraph" style:parent-style-name="Text_20_body" style:list-style-name="L4">
      <loext:graphic-properties draw:fill="none"/>
      <style:paragraph-properties fo:margin-top="0cm" fo:margin-bottom="0.247cm" style:contextual-spacing="false" fo:line-height="115%" fo:background-color="transparent"/>
      <style:text-properties officeooo:rsid="001bace1" officeooo:paragraph-rsid="001bace1"/>
    </style:style>
    <style:style style:name="T1" style:family="text">
      <style:text-properties officeooo:rsid="001bace1"/>
    </style:style>
    <style:style style:name="T2" style:family="text">
      <style:text-properties style:font-name="Liberation Sans" fo:font-size="16.1000003814697pt" fo:font-weight="bold" style:font-name-asian="Noto Sans CJK SC" style:font-size-asian="16.1000003814697pt" style:font-weight-asian="bold" style:font-name-complex="Droid Sans Devanagari" style:font-size-complex="16.1000003814697pt" style:font-weight-complex="bold"/>
    </style:style>
    <style:style style:name="T3" style:family="text">
      <style:text-properties officeooo:rsid="001bdc0b"/>
    </style:style>
    <style:style style:name="T4" style:family="text">
      <style:text-properties officeooo:rsid="001feb65"/>
    </style:style>
    <style:style style:name="T5" style:family="text">
      <style:text-properties officeooo:rsid="00204e0e"/>
    </style:style>
    <style:style style:name="T6" style:family="text">
      <style:text-properties officeooo:rsid="00208193"/>
    </style:style>
    <style:style style:name="T7" style:family="text">
      <style:text-properties officeooo:rsid="00221c06"/>
    </style:style>
    <style:style style:name="T8" style:family="text">
      <style:text-properties officeooo:rsid="00237f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text:bookmark-start text:name="__RefHeading___Toc358_897158640"/>Proposta di strutturazione in moduli del progetto di formazione per sviluppatori web <text:span text:style-name="T2">f</text:span>ull-<text:span text:style-name="T2">s</text:span>tack<text:bookmark-end text:name="__RefHeading___Toc358_897158640"/></text:h>
      <text:p text:style-name="Text_20_body">Esistono diverse alternative per la scelta del framework back end. Nodejs, oltre che una scelta ben supportata ed efficiente ha il vantaggio di poter essere scelto senza dover imparare un nuovo linguaggio per chi conosce javascript. Javascript deve necessariamente essere conosciuto a prescindere, perché allo stato è l'unico linguaggio utilizzabile per la realizzazione del front-end. Infatti web assembly non è ancora molto maturo e non consente una manipolazione diretta del DOM senza passare da javascript. Gli applet java, gli activex ed i plugin come flash sono stati deprecati da tempo per ragioni di sicurezza. I framework per il front-end che vanno attualmente per la maggiore sono tre e sono: Angularjs, che è in declino, Reactjs che è il framework di facebook, che gode del primato di popolarità attuale, e VueJs <text:span text:style-name="T3">un po’ meno</text:span> popolar<text:span text:style-name="T3">e di</text:span> ReactJs ma in crescita. Gli ultimi due si basano essenzialmente su un dom virtuale che è una estenzione di html che semplifica la scrittura di codice javascript. ReactJs si basa sui componenti che incorporano stili, codice e html, VueJs mantiene la separazione tra html stili e codice. <text:span text:style-name="T3">Entrambi</text:span> ha<text:span text:style-name="T3">nno</text:span> una buona documentazione e dei buoni tutorial. <text:span text:style-name="T3">Dato che</text:span> ReactJs <text:span text:style-name="T3">è sostenuto da aziende come Facebook la scelta ricade su di esso perché sono ridotti al minimo i rischi di apprendere nozioni non valide nel tempo</text:span>. <text:span text:style-name="T3">Lo stack prescelto è quindi</text:span> NodeJs-<text:span text:style-name="T3">React</text:span>Js.</text:p>
      <text:p text:style-name="Text_20_body">Forse sarebbe meglio separare i moduli con delle pause per poter consentire loro di avere più tempo per prendere confidenza con le cose apprese. Alcuni potrebbero optare per una parte dei moduli, se ritengono di non avere necessità di approfondire tutto ed attirare persone che avrebbero timore di un eccessivo sovraccarico. <text:span text:style-name="T1">Il corso si dovrebbe articolare nelle seguenti parti:</text:span></text:p>
      <text:h text:style-name="P11" text:outline-level="3"><text:bookmark-start text:name="__RefHeading___Toc360_897158640"/>Nozioni sulle reti e sui sistemi operativi indispensabili<text:bookmark-end text:name="__RefHeading___Toc360_897158640"/></text:h>
      <text:p text:style-name="P4">Questo modulo si propone di verificare ed integrare la conoscenza delle nozioni indispensabili sull’utilizzo dei computer dei sistemi operativi, sui server, su Internet ed i protocolli di rete TCP/IP, HTTP. HTTPS, Ethernet.</text:p>
      <text:h text:style-name="P12" text:outline-level="3"><text:bookmark-start text:name="__RefHeading___Toc362_897158640"/>Controllo di versione git/github e nozioni sui processi AGILE/SCRUM/UP<text:bookmark-end text:name="__RefHeading___Toc362_897158640"/></text:h>
      <text:p text:style-name="P3">Questo modulo, precede gli altri, <text:span text:style-name="T3">ma serve solo a gettare le basi del versioning con git. Comunque solo l’applicazione concreta del versioning consentirebbe agli allievi di impadronirsi di tali tecniche. Pertanto gli allievi verranno accompagnati</text:span> durante <text:span text:style-name="T3">tutto</text:span> il corso <text:span text:style-name="T3">nelle esercitazioni pratiche </text:span>per <text:span text:style-name="T3">essere </text:span>guidarli nell’utilizzo corretto del controllo di versione e sui principi del manifesto AGILE per la progettazione del software. Questo modulo, inoltre, dovrebbe introdurre e rendere confidenti gli allievi sull’utilizzo dell’IDE prescelto. <text:span text:style-name="T3">Delle scelte possibili sono</text:span> WebStorm di JetBrain <text:span text:style-name="T3">o VS-Code</text:span>. I<text:span text:style-name="T3">l</text:span> modul<text:span text:style-name="T3">o</text:span> <text:span text:style-name="T3">è suddiviso nelle seguenti parti:</text:span></text:p>
      <text:list xml:id="list3087713153" text:style-name="L1">
        <text:list-item>
          <text:p text:style-name="P16">Le basi di GIT.</text:p>
        </text:list-item>
        <text:list-item>
          <text:p text:style-name="P17">Introduzione a WebStorm/<text:span text:style-name="T3">VS-Code ed utilizzo del versioning con tali strumenti</text:span></text:p>
        </text:list-item>
        <text:list-item>
          <text:p text:style-name="P17"><text:span text:style-name="T3">processi AGILE ed introduzione a SCRUM utilizzando i </text:span>progetti <text:span text:style-name="T3">G</text:span>ithub</text:p>
        </text:list-item>
      </text:list>
      <text:h text:style-name="P13" text:outline-level="3">Basi di HTML5, DOM e CSS</text:h>
      <text:p text:style-name="P5"><text:span text:style-name="T1">Questa</text:span> prima parte del corso si focalizzerebbe sul front-end, con <text:span text:style-name="T1">i seguenti</text:span> moduli:</text:p>
      <text:list xml:id="list2325121701" text:style-name="L2">
        <text:list-item>
          <text:p text:style-name="P18"><text:soft-page-break/>html5,</text:p>
        </text:list-item>
        <text:list-item>
          <text:p text:style-name="P18">css3,</text:p>
        </text:list-item>
      </text:list>
      <text:p text:style-name="P5"><text:span text:style-name="T1">I</text:span>l modulo <text:span text:style-name="T7">ha come oggetto la conoscenza delle basi di HTML5, del Document Object Model e di CSS3. L’obiettivo del modulo è mettere in grado di creare semplici pagine statiche utilizzando il browser e l’ IDE prescelto. In questo primo modulo, pertanto, si inizierà ad usare un IDE scelto tra Web Storm o VS-Code. La parte reladiva al </text:span>css3 <text:span text:style-name="T1">dovrebbe essere particolarmente orientato al comportamento responsive, oltre che sulle nozioni generali sui fogli di stile.</text:span></text:p>
      <text:p text:style-name="P6">Le esercitazioni verteranno nella realizzazione di pagine statiche simili a quelle che verranno proiettate.</text:p>
      <text:h text:style-name="P14" text:outline-level="3"><text:span text:style-name="T4">Introduzione alla programmazione orientata agli oggetti usando javascript e la p</text:span>rogrammazione <text:span text:style-name="T4">lato client</text:span></text:h>
      <text:p text:style-name="P6">Una volta apprese le nozioni indispensabili per creare le interfacce html usando il DOM, in questo modulo si inizierà ad usare javascript, con esempi gradualmente sempre più complessi. Prendendo spunto dagli esempi pratici si introdurrà la programmazione orientata agli oggetti utilizzando il linguaggio javascript interagente col DOM di un browser.</text:p>
      <text:h text:style-name="Heading_20_3" text:outline-level="3"><text:bookmark-start text:name="__RefHeading___Toc366_897158640"/><text:span text:style-name="T8">Back-End </text:span>Node-JS <text:span text:style-name="T8">(staccare sql e mongodb)</text:span><text:bookmark-end text:name="__RefHeading___Toc366_897158640"/></text:h>
      <text:p text:style-name="P7">Una parte successiva, per il momento, tralascerebbe il front-end per focalizzarsi sul lato server con node-js. <text:span text:style-name="T1">Si introduce REST e si realizza un progetto per registrare, leggere e cancellare righe di una tabella di database</text:span>. <text:span text:style-name="T5">Questa tabella conterrà i campi per la tenuta di un Backlog SCRUM. </text:span>Questa parte avrebbe come moduli:</text:p>
      <text:list xml:id="list3092856908" text:style-name="L3">
        <text:list-item>
          <text:p text:style-name="P20">javascript lato server,</text:p>
        </text:list-item>
        <text:list-item>
          <text:p text:style-name="P21">SQL e cenni di MongoDB,</text:p>
        </text:list-item>
        <text:list-item>
          <text:p text:style-name="P20">sequelize <text:span text:style-name="T1">come ORM,</text:span></text:p>
        </text:list-item>
        <text:list-item>
          <text:p text:style-name="P20">express per il routing.</text:p>
        </text:list-item>
      </text:list>
      <text:p text:style-name="P8">Il server realizzato verrebbe testato con strumenti come <text:a xlink:type="simple" xlink:href="https://resttesttest.com/" text:style-name="Internet_20_link" text:visited-style-name="Visited_20_Internet_20_Link">https://resttesttest.com/</text:a> o alternativi</text:p>
      <text:p text:style-name="P9">Ciascuno potrà svolgere i propri esercizi installando NodeJs sul proprio computer. In un secondo momento gli allievi produrranno collettivamente il progetto oggetto del modulo su GitHub.</text:p>
      <text:h text:style-name="Heading_20_3" text:outline-level="3"><text:bookmark-start text:name="__RefHeading___Toc368_897158640"/><text:span text:style-name="T1">F</text:span>ramework <text:span text:style-name="T1">client </text:span><text:span text:style-name="T3">React</text:span>Js<text:bookmark-end text:name="__RefHeading___Toc368_897158640"/></text:h>
      <text:p text:style-name="P7"><text:span text:style-name="T1">In questa parte viene realizzato il front end per l’aggiornamento dei dati tabellari </text:span>con prove di comunicazione ajax con <text:span text:style-name="T1">il</text:span> server <text:span text:style-name="T1">che esegue il progetto </text:span>predisposto <text:span text:style-name="T1">nella parte precedente. I moduli sono i seguenti:</text:span></text:p>
      <text:list xml:id="list2867770110" text:style-name="L4">
        <text:list-item>
          <text:p text:style-name="P22">Convertire per <text:span text:style-name="T3">React</text:span>Js quanto già realizzato nella prima parte del corso.</text:p>
        </text:list-item>
        <text:list-item>
          <text:p text:style-name="P22">Realizzare una form in doppio formato tabellare e maschera, per la comunicazione REST col server che esegue il progetto realizzato nella seconda parte.</text:p>
        </text:list-item>
      </text:list>
      <text:p text:style-name="P1"><text:span text:style-name="T5">A</text:span>dopera<text:span text:style-name="T5">ndo il progetto in precedenza realizzato in precedenza con</text:span> NodeJs i ragazzi po<text:span text:style-name="T5">tranno</text:span> testare <text:span text:style-name="T5">i propri componenti ReactJs facendoli comunicare in REST con esso</text:span>. <text:span text:style-name="T5">Anche in questa fase si </text:span><text:soft-page-break/><text:span text:style-name="T5">organizzeranno le esercitazioni, in un primo momento con prove da implementare sul proprio computer e successivamente produrranno in modo collaborativo il progetto oggetto del modulo, anche suddividendo tra diversi gruppi parti del progetto.</text:span></text:p>
      <text:h text:style-name="P15" text:outline-level="3"><text:bookmark-start text:name="__RefHeading___Toc370_897158640"/><text:span text:style-name="T6">Introduzione alla programmazione ad oggetti con </text:span>PHP<text:bookmark-end text:name="__RefHeading___Toc370_897158640"/></text:h>
      <text:p text:style-name="P2">Per introdurre gli allievi ad un linguaggio molto diffuso lato server abbiamo pensato a due possibili approcci.</text:p>
      <text:list xml:id="list2179761382" text:style-name="L5">
        <text:list-item>
          <text:p text:style-name="P19">In un caso il modulo php si baserebbe sull’utilizzo di php puro senza adoperare alcun framework per registrare semplici preferenze utente per modificare la modalità di visualizzazione di un semplice sito</text:p>
        </text:list-item>
        <text:list-item>
          <text:p text:style-name="P19">Un’altra possibilità sarebbe invece quella di introdurre all’uso di un cms basato su php, nella fattispecie Wordpress. Si tratterebbe, in questo caso, di realizzare un semplice template molto basico con articoli e menu.</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ans CJK SC" style:font-size-asian="10.5pt" style:language-asian="zxx" style:country-asian="none" style:font-name-complex="Droid Sans Devanagari"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oto Sans CJK SC" style:font-size-asian="10.5pt" style:language-asian="zxx" style:country-asian="none" style:font-name-complex="Droid Sans Devanagari"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size="101%" fo:font-weight="bold" style:font-name-asian="Noto Sans CJK SC" style:font-family-asian="'Noto Sans CJK SC'" style:font-family-generic-asian="system" style:font-pitch-asian="variable" style:font-size-asian="101%" style:font-weight-asian="bold" style:font-name-complex="Droid Sans Devanagari" style:font-family-complex="'Droid Sans Devanagari'" style:font-family-generic-complex="system" style:font-pitch-complex="variable"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etano Piazza</meta:initial-creator>
    <meta:creation-date>2022-10-19T19:26:34.658668123</meta:creation-date>
    <dc:date>2022-11-29T15:48:49.139925858</dc:date>
    <meta:editing-duration>PT5H30M57S</meta:editing-duration>
    <meta:editing-cycles>12</meta:editing-cycles>
    <meta:generator>LibreOffice/7.0.6.2$Linux_X86_64 LibreOffice_project/00$Build-2</meta:generator>
    <meta:document-statistic meta:table-count="0" meta:image-count="0" meta:object-count="0" meta:page-count="3" meta:paragraph-count="35" meta:word-count="986" meta:character-count="6416" meta:non-whitespace-character-count="5485"/>
  </office:meta>
</office:document-meta>
</file>